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>
          <mstyle mathsize="24pt">
            <mtext>An alternate approach to solve the SplineFrame</mtext>
          </mstyle>
        </mtd>
      </mtr>
      <mtr>
        <mtd>
          <mtext>Let O(z), X(z) and Y(z) be the splines for the SplineFrame to be used.</mtext>
        </mtd>
      </mtr>
      <mtr>
        <mtd>
          <mtext>The splines can be expressed as three matrices:</mtext>
        </mtd>
      </mtr>
      <mtr>
        <mtd>
          <mrow>
            <mrow>
              <mi>O</mi>
              <mo stretchy="false">=</mo>
              <mrow>
                <mo fence="true" form="prefix" stretchy="true">⟦</mo>
                <mrow>
                  <mtable>
                    <mtr>
                      <mtd>
                        <mi mathvariant="italic">oax</mi>
                      </mtd>
                      <mtd>
                        <mi mathvariant="italic">oay</mi>
                      </mtd>
                      <mtd>
                        <mi mathvariant="italic">oaz</mi>
                      </mtd>
                    </mtr>
                    <mtr>
                      <mtd>
                        <mi mathvariant="italic">obx</mi>
                      </mtd>
                      <mtd>
                        <mi mathvariant="italic">oby</mi>
                      </mtd>
                      <mtd>
                        <mi mathvariant="italic">obz</mi>
                      </mtd>
                    </mtr>
                    <mtr>
                      <mtd>
                        <mi mathvariant="italic">ocx</mi>
                      </mtd>
                      <mtd>
                        <mi mathvariant="italic">ocy</mi>
                      </mtd>
                      <mtd>
                        <mi mathvariant="italic">ocz</mi>
                      </mtd>
                    </mtr>
                    <mtr>
                      <mtd>
                        <mi mathvariant="italic">odx</mi>
                      </mtd>
                      <mtd>
                        <mi mathvariant="italic">ody</mi>
                      </mtd>
                      <mtd>
                        <mi mathvariant="italic">odz</mi>
                      </mtd>
                    </mtr>
                  </mtable>
                </mrow>
                <mo fence="true" form="postfix" stretchy="true">⟧</mo>
              </mrow>
            </mrow>
            <mi>,</mi>
            <mrow>
              <mi>X</mi>
              <mo stretchy="false">=</mo>
              <mrow>
                <mo fence="true" form="prefix" stretchy="true">⟦</mo>
                <mrow>
                  <mtable>
                    <mtr>
                      <mtd>
                        <mi mathvariant="italic">xax</mi>
                      </mtd>
                      <mtd>
                        <mi mathvariant="italic">xay</mi>
                      </mtd>
                      <mtd>
                        <mi mathvariant="italic">xaz</mi>
                      </mtd>
                    </mtr>
                    <mtr>
                      <mtd>
                        <mi mathvariant="italic">xbx</mi>
                      </mtd>
                      <mtd>
                        <mi mathvariant="italic">xby</mi>
                      </mtd>
                      <mtd>
                        <mi mathvariant="italic">xbz</mi>
                      </mtd>
                    </mtr>
                    <mtr>
                      <mtd>
                        <mi mathvariant="italic">xcx</mi>
                      </mtd>
                      <mtd>
                        <mi mathvariant="italic">xcy</mi>
                      </mtd>
                      <mtd>
                        <mi mathvariant="italic">xcz</mi>
                      </mtd>
                    </mtr>
                    <mtr>
                      <mtd>
                        <mi mathvariant="italic">xdx</mi>
                      </mtd>
                      <mtd>
                        <mi mathvariant="italic">xdy</mi>
                      </mtd>
                      <mtd>
                        <mi mathvariant="italic">xdz</mi>
                      </mtd>
                    </mtr>
                  </mtable>
                </mrow>
                <mo fence="true" form="postfix" stretchy="true">⟧</mo>
              </mrow>
            </mrow>
            <mi>,</mi>
            <mrow>
              <mi>Y</mi>
              <mo stretchy="false">=</mo>
              <mrow>
                <mo fence="true" form="prefix" stretchy="true">⟦</mo>
                <mrow>
                  <mtable>
                    <mtr>
                      <mtd>
                        <mi mathvariant="italic">yax</mi>
                      </mtd>
                      <mtd>
                        <mi mathvariant="italic">yay</mi>
                      </mtd>
                      <mtd>
                        <mi mathvariant="italic">yaz</mi>
                      </mtd>
                    </mtr>
                    <mtr>
                      <mtd>
                        <mi mathvariant="italic">ybx</mi>
                      </mtd>
                      <mtd>
                        <mi mathvariant="italic">yby</mi>
                      </mtd>
                      <mtd>
                        <mi mathvariant="italic">ybz</mi>
                      </mtd>
                    </mtr>
                    <mtr>
                      <mtd>
                        <mi mathvariant="italic">ycx</mi>
                      </mtd>
                      <mtd>
                        <mi mathvariant="italic">ycy</mi>
                      </mtd>
                      <mtd>
                        <mi mathvariant="italic">ycz</mi>
                      </mtd>
                    </mtr>
                    <mtr>
                      <mtd>
                        <mi mathvariant="italic">ydx</mi>
                      </mtd>
                      <mtd>
                        <mi mathvariant="italic">ydy</mi>
                      </mtd>
                      <mtd>
                        <mi mathvariant="italic">ydz</mi>
                      </mtd>
                    </mtr>
                  </mtable>
                </mrow>
                <mo fence="true" form="postfix" stretchy="true">⟧</mo>
              </mrow>
            </mrow>
          </mrow>
        </mtd>
      </mtr>
      <mtr>
        <mtd>
          <mrow/>
        </mtd>
      </mtr>
      <mtr>
        <mtd>
          <mrow>
            <mi mathvariant="italic">The</mi>
            <mi mathvariant="italic">entire</mi>
            <mi mathvariant="italic">spline</mi>
            <mi mathvariant="italic">function</mi>
            <mi mathvariant="italic">can</mi>
            <mi mathvariant="italic">be</mi>
            <mi mathvariant="italic">expressed</mi>
            <mi mathvariant="italic">as</mi>
            <mrow>
              <mo fence="true" form="prefix" stretchy="true">⟦</mo>
              <mrow>
                <mtable>
                  <mtr>
                    <mtd>
                      <mrow>
                        <mn>1</mn>
                        <mi>t</mi>
                        <msup>
                          <mi>t</mi>
                          <mn>2</mn>
                        </msup>
                        <msup>
                          <mi>t</mi>
                          <mn>3</mn>
                        </msup>
                      </mrow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(</mo>
              <mrow>
                <mrow>
                  <mi>O</mi>
                  <mo stretchy="false">+</mo>
                  <mrow>
                    <mi>u</mi>
                    <mo stretchy="false">∗</mo>
                    <mi>X</mi>
                  </mrow>
                  <mo stretchy="false">+</mo>
                  <mrow>
                    <mi>v</mi>
                    <mo stretchy="false">∗</mo>
                    <mi>Y</mi>
                  </mrow>
                </mrow>
              </mrow>
              <mo fence="true" form="postfix" stretchy="true">)</mo>
            </mrow>
          </mrow>
        </mtd>
      </mtr>
    </mtable>
    <annotation encoding="StarMath 5.0">size 24 {"An alternate approach to solve the SplineFrame"} newline
"Let O(z), X(z) and Y(z) be the splines for the SplineFrame to be used." newline
"The splines can be expressed as three matrices:" newline
O = left ldbracket matrix{oax # oay # oaz ## obx # oby # obz ## ocx # ocy # ocz ## odx # ody # odz} right rdbracket, 
X = left ldbracket matrix{xax # xay # xaz ## xbx # xby # xbz ## xcx # xcy # xcz ## xdx # xdy # xdz} right rdbracket, 
Y = left ldbracket matrix{yax # yay # yaz ## ybx # yby # ybz ## ycx # ycy # ycz ## ydx # ydy # ydz} right rdbracket
newline newline
The entire spline function can be expressed as left ldbracket matrix{ 1 t t^2 t^3 } right rdbracket
left ldbracket matrix{1 # 0 # 0 # 0 ## -3 # 3 # 0 # 0 ## 3 # -6 # 3 # 0 ## -1 # 3 # -3 # 1 } right rdbracket
left( O + u*X + v*Y right)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21:03:07.280992600</meta:creation-date>
    <dc:date>2025-10-11T16:25:13.784868900</dc:date>
    <meta:editing-duration>PT27M45S</meta:editing-duration>
    <meta:editing-cycles>2</meta:editing-cycles>
    <meta:generator>LibreOffice/25.8.2.2$Windows_X86_64 LibreOffice_project/d401f2107ccab8f924a8e2df40f573aab7605b6f</meta:generator>
  </office:meta>
</office:document-meta>
</file>